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8.75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main_policy network</text:p>
          </table:table-cell>
          <table:table-cell office:value-type="string" calcext:value-type="string">
            <text:p>layer</text:p>
          </table:table-cell>
          <table:table-cell table:number-columns-repeated="2" office:value-type="string" calcext:value-type="string">
            <text:p>seed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earn rate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itial = tf.truncated_normal(shape,stddev = <text:s/>0.1,name = names,seed =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*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4172" calcext:value-type="float">
            <text:p>0.4172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itial = tf.random_uniform(shape, minval=-0.1, maxval=0.1, dtype=tf.float32, seed=self.seed, name=names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8*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54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f.truncated_norm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8*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54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ndom_unifor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8*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54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uncated_norm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*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54w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6" calcext:value-type="float">
            <text:p>0.416</text:p>
          </table:table-cell>
          <table:table-cell table:style-name="ce1" office:value-type="string" calcext:value-type="string">
            <text:p>23w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*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6*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*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82" calcext:value-type="float">
            <text:p>0.4582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ndom_unifor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6*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ndom_unifor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6*2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4w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andom_unifor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*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606" calcext:value-type="float">
            <text:p>0.4606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andom_unifor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*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54w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andom_unifor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*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52w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andom_unifor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*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51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78" calcext:value-type="float">
            <text:p>0.4578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78" calcext:value-type="float">
            <text:p>0.4578</text:p>
          </table:table-cell>
          <table:table-cell office:value-type="string" calcext:value-type="string">
            <text:p>53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28" calcext:value-type="float">
            <text:p>0.4628</text:p>
          </table:table-cell>
          <table:table-cell office:value-type="string" calcext:value-type="string">
            <text:p>52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ndom_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*2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7:39:22.30775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3:48:19.001163752</meta:creation-date>
    <dc:date>2016-09-09T08:03:31.891049992</dc:date>
    <meta:editing-duration>P4DT22H28M50S</meta:editing-duration>
    <meta:editing-cycles>27</meta:editing-cycles>
    <meta:generator>LibreOffice/4.2.8.2$Linux_X86_64 LibreOffice_project/420m0$Build-2</meta:generator>
    <meta:document-statistic meta:table-count="1" meta:cell-count="152" meta:object-count="0"/>
  </office:meta>
</office:document-meta>
</file>